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iberation Sans3" svg:font-family="'Liberation Sans'" style:font-family-generic="swiss"/>
    <style:font-face style:name="Liberation Sans2" svg:font-family="'Liberation Sans'" style:font-adornments="Normal" style:font-family-generic="swis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17b35" officeooo:paragraph-rsid="00117b35"/>
    </style:style>
    <style:style style:name="P2" style:family="paragraph" style:parent-style-name="Text_20_body">
      <style:text-properties officeooo:rsid="00117b35" officeooo:paragraph-rsid="00153457"/>
    </style:style>
    <style:style style:name="P3" style:family="paragraph" style:parent-style-name="Text_20_body">
      <style:text-properties officeooo:rsid="00153457" officeooo:paragraph-rsid="00153457"/>
    </style:style>
    <style:style style:name="P4" style:family="paragraph" style:parent-style-name="Text_20_body" style:list-style-name="L3">
      <style:text-properties officeooo:rsid="001bc565" officeooo:paragraph-rsid="006fee89"/>
    </style:style>
    <style:style style:name="P5" style:family="paragraph" style:parent-style-name="Text_20_body" style:list-style-name="L3">
      <style:text-properties officeooo:rsid="001d38fb" officeooo:paragraph-rsid="006fee89"/>
    </style:style>
    <style:style style:name="P6" style:family="paragraph" style:parent-style-name="Text_20_body" style:list-style-name="L3">
      <style:text-properties officeooo:rsid="001e65b8" officeooo:paragraph-rsid="006fee89"/>
    </style:style>
    <style:style style:name="P7" style:family="paragraph" style:parent-style-name="Text_20_body" style:list-style-name="L24">
      <style:text-properties officeooo:rsid="0019ac31" officeooo:paragraph-rsid="006fee89"/>
    </style:style>
    <style:style style:name="P8" style:family="paragraph" style:parent-style-name="Text_20_body">
      <style:text-properties officeooo:rsid="0019ac31" officeooo:paragraph-rsid="006fee89"/>
    </style:style>
    <style:style style:name="P9" style:family="paragraph" style:parent-style-name="Text_20_body" style:list-style-name="L24">
      <style:text-properties style:font-name="Liberation Sans1" fo:font-size="11pt" officeooo:rsid="0019ac31" officeooo:paragraph-rsid="006fee89" style:font-size-asian="12pt" style:font-name-complex="Lucida Sans1"/>
    </style:style>
    <style:style style:name="P10" style:family="paragraph" style:parent-style-name="Text_20_body" style:list-style-name="L5">
      <style:text-properties officeooo:rsid="0024c75d" officeooo:paragraph-rsid="005a5dca"/>
    </style:style>
    <style:style style:name="P11" style:family="paragraph" style:parent-style-name="Text_20_body" style:list-style-name="L5">
      <style:text-properties officeooo:rsid="0024c75d" officeooo:paragraph-rsid="00680b0e"/>
    </style:style>
    <style:style style:name="P12" style:family="paragraph" style:parent-style-name="Text_20_body" style:list-style-name="L5">
      <style:text-properties officeooo:rsid="0024c75d" officeooo:paragraph-rsid="006982a4"/>
    </style:style>
    <style:style style:name="P13" style:family="paragraph" style:parent-style-name="Text_20_body">
      <style:text-properties officeooo:rsid="0024c75d" officeooo:paragraph-rsid="005a5dca"/>
    </style:style>
    <style:style style:name="P14" style:family="paragraph" style:parent-style-name="Text_20_body">
      <style:text-properties officeooo:rsid="0024c75d" officeooo:paragraph-rsid="00680b0e"/>
    </style:style>
    <style:style style:name="P15" style:family="paragraph" style:parent-style-name="Text_20_body" style:list-style-name="L19">
      <style:text-properties officeooo:rsid="002b8422" officeooo:paragraph-rsid="005a5dca"/>
    </style:style>
    <style:style style:name="P16" style:family="paragraph" style:parent-style-name="Text_20_body" style:list-style-name="L19">
      <style:text-properties officeooo:rsid="002b8422" officeooo:paragraph-rsid="00716a5b"/>
    </style:style>
    <style:style style:name="P17" style:family="paragraph" style:parent-style-name="Text_20_body" style:list-style-name="L20">
      <style:text-properties officeooo:rsid="002ea868" officeooo:paragraph-rsid="005a5dca"/>
    </style:style>
    <style:style style:name="P18" style:family="paragraph" style:parent-style-name="Text_20_body" style:list-style-name="L20">
      <style:text-properties officeooo:rsid="002ea868" officeooo:paragraph-rsid="007eb723"/>
    </style:style>
    <style:style style:name="P19" style:family="paragraph" style:parent-style-name="Text_20_body" style:list-style-name="L20">
      <style:text-properties officeooo:rsid="0030bf00" officeooo:paragraph-rsid="00804e85"/>
    </style:style>
    <style:style style:name="P20" style:family="paragraph" style:parent-style-name="Text_20_body" style:list-style-name="L21">
      <style:text-properties officeooo:rsid="0036bd1c" officeooo:paragraph-rsid="005a5dca"/>
    </style:style>
    <style:style style:name="P21" style:family="paragraph" style:parent-style-name="Text_20_body">
      <style:text-properties officeooo:rsid="0036bd1c" officeooo:paragraph-rsid="005a5dca"/>
    </style:style>
    <style:style style:name="P22" style:family="paragraph" style:parent-style-name="Text_20_body" style:list-style-name="L9">
      <style:text-properties officeooo:rsid="004077d0" officeooo:paragraph-rsid="006b4426"/>
    </style:style>
    <style:style style:name="P23" style:family="paragraph" style:parent-style-name="Text_20_body" style:list-style-name="L25">
      <style:text-properties officeooo:rsid="00453a93" officeooo:paragraph-rsid="006fee89"/>
    </style:style>
    <style:style style:name="P24" style:family="paragraph" style:parent-style-name="Text_20_body">
      <style:text-properties officeooo:rsid="004750a3" officeooo:paragraph-rsid="006b4426"/>
    </style:style>
    <style:style style:name="P25" style:family="paragraph" style:parent-style-name="Text_20_body">
      <style:text-properties officeooo:rsid="004750a3" officeooo:paragraph-rsid="006fee89"/>
    </style:style>
    <style:style style:name="P26" style:family="paragraph" style:parent-style-name="Text_20_body" style:list-style-name="L11">
      <style:text-properties officeooo:rsid="0047f77a" officeooo:paragraph-rsid="0047f77a"/>
    </style:style>
    <style:style style:name="P27" style:family="paragraph" style:parent-style-name="Text_20_body">
      <style:text-properties officeooo:rsid="0047f77a" officeooo:paragraph-rsid="00492ade"/>
    </style:style>
    <style:style style:name="P28" style:family="paragraph" style:parent-style-name="Text_20_body">
      <style:text-properties officeooo:rsid="00492ade" officeooo:paragraph-rsid="00492ade"/>
    </style:style>
    <style:style style:name="P29" style:family="paragraph" style:parent-style-name="Text_20_body">
      <style:text-properties officeooo:rsid="00492ade" officeooo:paragraph-rsid="006b4426"/>
    </style:style>
    <style:style style:name="P30" style:family="paragraph" style:parent-style-name="Text_20_body">
      <style:text-properties officeooo:rsid="00492ade" officeooo:paragraph-rsid="006fee89"/>
    </style:style>
    <style:style style:name="P31" style:family="paragraph" style:parent-style-name="Text_20_body" style:list-style-name="L12">
      <style:paragraph-properties fo:text-align="start" style:justify-single-word="false"/>
      <style:text-properties officeooo:rsid="004affa3" officeooo:paragraph-rsid="006fee89"/>
    </style:style>
    <style:style style:name="P32" style:family="paragraph" style:parent-style-name="Text_20_body">
      <style:paragraph-properties fo:text-align="start" style:justify-single-word="false"/>
      <style:text-properties officeooo:rsid="004affa3" officeooo:paragraph-rsid="006fee89"/>
    </style:style>
    <style:style style:name="P33" style:family="paragraph" style:parent-style-name="Text_20_body">
      <style:text-properties fo:font-style="italic" fo:font-weight="normal" officeooo:rsid="00153457" officeooo:paragraph-rsid="00153457" style:font-style-asian="italic" style:font-weight-asian="normal" style:font-style-complex="italic" style:font-weight-complex="normal"/>
    </style:style>
    <style:style style:name="P34" style:family="paragraph" style:parent-style-name="Text_20_body">
      <style:text-properties fo:font-style="italic" fo:font-weight="normal" officeooo:rsid="0076c1ab" officeooo:paragraph-rsid="0076c1ab" style:font-style-asian="italic" style:font-weight-asian="normal" style:font-style-complex="italic" style:font-weight-complex="normal"/>
    </style:style>
    <style:style style:name="P35" style:family="paragraph" style:parent-style-name="Text_20_body" style:list-style-name="L15">
      <style:paragraph-properties fo:text-align="start" style:justify-single-word="false"/>
      <style:text-properties officeooo:rsid="005161a1" officeooo:paragraph-rsid="006b4426"/>
    </style:style>
    <style:style style:name="P36" style:family="paragraph" style:parent-style-name="Text_20_body">
      <style:paragraph-properties fo:text-align="start" style:justify-single-word="false"/>
      <style:text-properties officeooo:rsid="005161a1" officeooo:paragraph-rsid="006b4426"/>
    </style:style>
    <style:style style:name="P37" style:family="paragraph" style:parent-style-name="Text_20_body" style:list-style-name="L23">
      <style:paragraph-properties fo:text-align="start" style:justify-single-word="false"/>
      <style:text-properties officeooo:rsid="00524f36" officeooo:paragraph-rsid="006b4426"/>
    </style:style>
    <style:style style:name="P38" style:family="paragraph" style:parent-style-name="Text_20_body">
      <style:paragraph-properties fo:text-align="start" style:justify-single-word="false"/>
      <style:text-properties officeooo:rsid="00524f36" officeooo:paragraph-rsid="006b4426"/>
    </style:style>
    <style:style style:name="P39" style:family="paragraph" style:parent-style-name="Text_20_body">
      <style:text-properties officeooo:rsid="002c16db" officeooo:paragraph-rsid="005a5dca"/>
    </style:style>
    <style:style style:name="P40" style:family="paragraph" style:parent-style-name="Text_20_body">
      <style:text-properties officeooo:rsid="002f5a3d" officeooo:paragraph-rsid="005a5dca"/>
    </style:style>
    <style:style style:name="P41" style:family="paragraph" style:parent-style-name="Text_20_body">
      <style:text-properties officeooo:rsid="0032d807" officeooo:paragraph-rsid="005a5dca"/>
    </style:style>
    <style:style style:name="P42" style:family="paragraph" style:parent-style-name="Text_20_body">
      <style:text-properties officeooo:rsid="003853ba" officeooo:paragraph-rsid="005a5dca"/>
    </style:style>
    <style:style style:name="P43" style:family="paragraph" style:parent-style-name="Text_20_body" style:list-style-name="L20">
      <style:text-properties officeooo:paragraph-rsid="005a5dca"/>
    </style:style>
    <style:style style:name="P44" style:family="paragraph" style:parent-style-name="Text_20_body" style:list-style-name="L21">
      <style:text-properties officeooo:paragraph-rsid="005a5dca"/>
    </style:style>
    <style:style style:name="P45" style:family="paragraph" style:parent-style-name="Text_20_body">
      <style:text-properties officeooo:rsid="005d459a" officeooo:paragraph-rsid="005d459a"/>
    </style:style>
    <style:style style:name="P46" style:family="paragraph" style:parent-style-name="Text_20_body" style:list-style-name="L22">
      <style:text-properties officeooo:paragraph-rsid="005d459a"/>
    </style:style>
    <style:style style:name="P47" style:family="paragraph" style:parent-style-name="Text_20_body" style:list-style-name="L22">
      <style:text-properties officeooo:rsid="005d8c58" officeooo:paragraph-rsid="005d8c58"/>
    </style:style>
    <style:style style:name="P48" style:family="paragraph" style:parent-style-name="Text_20_body">
      <style:text-properties officeooo:paragraph-rsid="00680b0e"/>
    </style:style>
    <style:style style:name="P49" style:family="paragraph" style:parent-style-name="Text_20_body">
      <style:text-properties officeooo:rsid="001f639e" officeooo:paragraph-rsid="006fee89"/>
    </style:style>
    <style:style style:name="P50" style:family="paragraph" style:parent-style-name="Text_20_body">
      <style:paragraph-properties fo:text-align="start" style:justify-single-word="false"/>
      <style:text-properties officeooo:rsid="001f639e" officeooo:paragraph-rsid="006fee89"/>
    </style:style>
    <style:style style:name="P51" style:family="paragraph" style:parent-style-name="Text_20_body">
      <style:text-properties officeooo:rsid="001bc393" officeooo:paragraph-rsid="006fee89"/>
    </style:style>
    <style:style style:name="P52" style:family="paragraph" style:parent-style-name="Text_20_body" style:list-style-name="L9">
      <style:text-properties officeooo:rsid="00716a5b" officeooo:paragraph-rsid="00716a5b"/>
    </style:style>
    <style:style style:name="P53" style:family="paragraph" style:parent-style-name="Text_20_body">
      <loext:graphic-properties draw:fill="solid" draw:fill-color="#d3d3d3"/>
      <style:paragraph-properties fo:margin-left="1cm" fo:margin-right="1cm" fo:text-align="start" style:justify-single-word="false" fo:text-indent="0cm" style:auto-text-indent="false" fo:background-color="#d3d3d3"/>
      <style:text-properties style:font-name="Liberation Mono" officeooo:paragraph-rsid="006fee89"/>
    </style:style>
    <style:style style:name="P54" style:family="paragraph" style:parent-style-name="Text_20_body">
      <loext:graphic-properties draw:fill="solid" draw:fill-color="#d3d3d3"/>
      <style:paragraph-properties fo:margin-left="1cm" fo:margin-right="1cm" fo:text-align="start" style:justify-single-word="false" fo:text-indent="0cm" style:auto-text-indent="false" fo:background-color="#d3d3d3"/>
      <style:text-properties style:font-name="Liberation Mono" officeooo:rsid="004affa3" officeooo:paragraph-rsid="006fee89"/>
    </style:style>
    <style:style style:name="P55" style:family="paragraph" style:parent-style-name="Text_20_body">
      <loext:graphic-properties draw:fill="solid" draw:fill-color="#d3d3d3"/>
      <style:paragraph-properties fo:margin-left="1cm" fo:margin-right="1cm" fo:text-align="start" style:justify-single-word="false" fo:text-indent="0cm" style:auto-text-indent="false" fo:background-color="#d3d3d3"/>
      <style:text-properties style:font-name="Liberation Mono" officeooo:rsid="005c5386" officeooo:paragraph-rsid="005d8c58"/>
    </style:style>
    <style:style style:name="P56" style:family="paragraph" style:parent-style-name="Text_20_body">
      <loext:graphic-properties draw:fill="solid" draw:fill-color="#d3d3d3"/>
      <style:paragraph-properties fo:margin-left="1cm" fo:margin-right="1cm" fo:text-align="start" style:justify-single-word="false" fo:text-indent="0cm" style:auto-text-indent="false" fo:background-color="#d3d3d3"/>
      <style:text-properties officeooo:rsid="00229229" officeooo:paragraph-rsid="005a5dca"/>
    </style:style>
    <style:style style:name="P57" style:family="paragraph" style:parent-style-name="Text_20_body">
      <loext:graphic-properties draw:fill="solid" draw:fill-color="#d3d3d3"/>
      <style:paragraph-properties fo:margin-left="1cm" fo:margin-right="1cm" fo:text-align="start" style:justify-single-word="false" fo:text-indent="0cm" style:auto-text-indent="false" fo:background-color="#d3d3d3"/>
      <style:text-properties officeooo:rsid="0063461e" officeooo:paragraph-rsid="006632e7"/>
    </style:style>
    <style:style style:name="P58" style:family="paragraph" style:parent-style-name="Text_20_body">
      <loext:graphic-properties draw:fill="solid" draw:fill-color="#d3d3d3"/>
      <style:paragraph-properties fo:margin-left="1cm" fo:margin-right="1cm" fo:text-align="start" style:justify-single-word="false" fo:text-indent="0cm" style:auto-text-indent="false" fo:background-color="#d3d3d3"/>
      <style:text-properties style:font-name="Liberation Mono" officeooo:rsid="003ee646" officeooo:paragraph-rsid="006b4426"/>
    </style:style>
    <style:style style:name="P59" style:family="paragraph" style:parent-style-name="Text_20_body" style:master-page-name="">
      <loext:graphic-properties draw:fill="solid" draw:fill-color="#d3d3d3"/>
      <style:paragraph-properties fo:margin-left="1cm" fo:margin-right="1cm" fo:margin-top="0cm" fo:margin-bottom="0.15cm" loext:contextual-spacing="false" fo:line-height="115%" fo:text-align="start" style:justify-single-word="false" fo:text-indent="0cm" style:auto-text-indent="false" style:page-number="auto" fo:background-color="#d3d3d3"/>
      <style:text-properties style:font-name="Liberation Mono" officeooo:rsid="00193e90" officeooo:paragraph-rsid="006fee89"/>
    </style:style>
    <style:style style:name="P60" style:family="paragraph" style:parent-style-name="Standard" style:list-style-name="L2"/>
    <style:style style:name="P61" style:family="paragraph" style:parent-style-name="Standard">
      <loext:graphic-properties draw:fill="solid" draw:fill-color="#d3d3d3"/>
      <style:paragraph-properties fo:margin-left="1cm" fo:margin-right="1cm" fo:text-indent="0cm" style:auto-text-indent="false" fo:background-color="#d3d3d3"/>
      <style:text-properties style:font-name="Liberation Mono" officeooo:paragraph-rsid="005a5dca"/>
    </style:style>
    <style:style style:name="P62" style:family="paragraph" style:parent-style-name="List_20_1" style:list-style-name="L1">
      <style:text-properties officeooo:paragraph-rsid="00177207"/>
    </style:style>
    <style:style style:name="P63" style:family="paragraph" style:parent-style-name="Heading_20_3">
      <style:text-properties officeooo:paragraph-rsid="00570257"/>
    </style:style>
    <style:style style:name="P64" style:family="paragraph" style:parent-style-name="Heading_20_3">
      <style:text-properties officeooo:paragraph-rsid="005c5386"/>
    </style:style>
    <style:style style:name="P65" style:family="paragraph" style:parent-style-name="Heading_20_3">
      <style:text-properties officeooo:paragraph-rsid="006b4426"/>
    </style:style>
    <style:style style:name="P66" style:family="paragraph" style:parent-style-name="Heading_20_3">
      <style:text-properties officeooo:paragraph-rsid="006fee89"/>
    </style:style>
    <style:style style:name="P67" style:family="paragraph" style:parent-style-name="Heading_20_4">
      <style:text-properties officeooo:paragraph-rsid="0063461e"/>
    </style:style>
    <style:style style:name="P68" style:family="paragraph" style:parent-style-name="Heading_20_4">
      <style:text-properties officeooo:paragraph-rsid="00680b0e"/>
    </style:style>
    <style:style style:name="P69" style:family="paragraph" style:parent-style-name="Heading_20_4">
      <style:text-properties officeooo:paragraph-rsid="006b4426"/>
    </style:style>
    <style:style style:name="P70" style:family="paragraph" style:parent-style-name="Heading_20_4">
      <style:text-properties officeooo:paragraph-rsid="006fee89"/>
    </style:style>
    <style:style style:name="T1" style:family="text">
      <style:text-properties officeooo:rsid="00117b3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7b35"/>
    </style:style>
    <style:style style:name="T4" style:family="text">
      <style:text-properties style:text-underline-style="solid" style:text-underline-width="auto" style:text-underline-color="font-color" officeooo:rsid="001325d2"/>
    </style:style>
    <style:style style:name="T5" style:family="text">
      <style:text-properties style:text-underline-style="solid" style:text-underline-width="auto" style:text-underline-color="font-color" officeooo:rsid="0024c75d"/>
    </style:style>
    <style:style style:name="T6" style:family="text">
      <style:text-properties style:text-underline-style="solid" style:text-underline-width="auto" style:text-underline-color="font-color" officeooo:rsid="00742aa0"/>
    </style:style>
    <style:style style:name="T7" style:family="text">
      <style:text-properties style:text-underline-style="solid" style:text-underline-width="auto" style:text-underline-color="font-color" officeooo:rsid="0087310e"/>
    </style:style>
    <style:style style:name="T8" style:family="text">
      <style:text-properties officeooo:rsid="00153457"/>
    </style:style>
    <style:style style:name="T9" style:family="text">
      <style:text-properties style:text-underline-style="none"/>
    </style:style>
    <style:style style:name="T10" style:family="text">
      <style:text-properties officeooo:rsid="00177207"/>
    </style:style>
    <style:style style:name="T11" style:family="text">
      <style:text-properties officeooo:rsid="0019755c"/>
    </style:style>
    <style:style style:name="T12" style:family="text">
      <style:text-properties fo:font-style="italic" officeooo:rsid="0022a03d" style:font-style-asian="italic" style:font-style-complex="italic"/>
    </style:style>
    <style:style style:name="T13" style:family="text">
      <style:text-properties style:font-name="Liberation Sans1" fo:font-size="11pt" style:font-size-asian="12pt" style:font-name-complex="Lucida Sans1"/>
    </style:style>
    <style:style style:name="T14" style:family="text">
      <style:text-properties style:font-name="Liberation Sans1" fo:font-size="11pt" officeooo:rsid="001a1383" style:font-size-asian="12pt" style:font-name-complex="Lucida Sans1"/>
    </style:style>
    <style:style style:name="T15" style:family="text">
      <style:text-properties style:font-name="Liberation Sans1" fo:font-size="11pt" officeooo:rsid="003d6ecd" style:font-size-asian="12pt" style:font-name-complex="Lucida Sans1"/>
    </style:style>
    <style:style style:name="T16" style:family="text">
      <style:text-properties style:font-name="Liberation Sans1" fo:font-size="11pt" officeooo:rsid="001bc393" style:font-size-asian="12pt" style:font-name-complex="Lucida Sans1"/>
    </style:style>
    <style:style style:name="T17" style:family="text">
      <style:text-properties style:font-name="Liberation Sans1" fo:font-size="11pt" officeooo:rsid="0026b342" style:font-size-asian="12pt" style:font-name-complex="Lucida Sans1"/>
    </style:style>
    <style:style style:name="T18" style:family="text">
      <style:text-properties fo:font-style="normal" officeooo:rsid="0022a03d" style:font-style-asian="normal" style:font-style-complex="normal"/>
    </style:style>
    <style:style style:name="T19" style:family="text">
      <style:text-properties fo:font-style="normal" officeooo:rsid="0023e230" style:font-style-asian="normal" style:font-style-complex="normal"/>
    </style:style>
    <style:style style:name="T20" style:family="text">
      <style:text-properties fo:font-style="normal" officeooo:rsid="0024c75d"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officeooo:rsid="001a1383"/>
    </style:style>
    <style:style style:name="T23" style:family="text">
      <style:text-properties officeooo:rsid="001bc393"/>
    </style:style>
    <style:style style:name="T24" style:family="text">
      <style:text-properties style:font-name="Liberation Mono"/>
    </style:style>
    <style:style style:name="T25" style:family="text">
      <style:text-properties style:font-name="Liberation Mono" officeooo:rsid="001d38fb"/>
    </style:style>
    <style:style style:name="T26" style:family="text">
      <style:text-properties style:font-name="Liberation Mono" officeooo:rsid="0022a03d"/>
    </style:style>
    <style:style style:name="T27" style:family="text">
      <style:text-properties style:font-name="Liberation Mono" fo:font-style="italic" officeooo:rsid="0022a03d" style:font-style-asian="italic" style:font-style-complex="italic"/>
    </style:style>
    <style:style style:name="T28" style:family="text">
      <style:text-properties style:font-name="Liberation Mono" fo:font-style="italic" officeooo:rsid="006632e7" style:font-style-asian="italic" style:font-style-complex="italic"/>
    </style:style>
    <style:style style:name="T29" style:family="text">
      <style:text-properties style:font-name="Liberation Mono" fo:font-style="normal" style:font-style-asian="normal" style:font-style-complex="normal"/>
    </style:style>
    <style:style style:name="T30" style:family="text">
      <style:text-properties style:font-name="Liberation Mono" fo:font-style="normal" officeooo:rsid="0022a03d" style:font-style-asian="normal" style:font-style-complex="normal"/>
    </style:style>
    <style:style style:name="T31" style:family="text">
      <style:text-properties style:font-name="Liberation Mono" fo:font-style="normal" officeooo:rsid="0023e230" style:font-style-asian="normal" style:font-style-complex="normal"/>
    </style:style>
    <style:style style:name="T32" style:family="text">
      <style:text-properties style:font-name="Liberation Mono" fo:font-style="normal" officeooo:rsid="0024c75d" style:font-style-asian="normal" style:font-style-complex="normal"/>
    </style:style>
    <style:style style:name="T33" style:family="text">
      <style:text-properties style:font-name="Liberation Mono" fo:font-style="normal" officeooo:rsid="0063fa3f" style:font-style-asian="normal" style:font-style-complex="normal"/>
    </style:style>
    <style:style style:name="T34" style:family="text">
      <style:text-properties style:font-name="Liberation Mono" fo:font-style="normal" officeooo:rsid="0064a69b" style:font-style-asian="normal" style:font-style-complex="normal"/>
    </style:style>
    <style:style style:name="T35" style:family="text">
      <style:text-properties style:font-name="Liberation Mono" fo:font-style="normal" officeooo:rsid="006632e7" style:font-style-asian="normal" style:font-style-complex="normal"/>
    </style:style>
    <style:style style:name="T36" style:family="text">
      <style:text-properties style:font-name="Liberation Mono" fo:font-style="normal" officeooo:rsid="00676d53" style:font-style-asian="normal" style:font-style-complex="normal"/>
    </style:style>
    <style:style style:name="T37" style:family="text">
      <style:text-properties style:font-name="Liberation Mono" fo:font-style="normal" officeooo:rsid="00767d1a" style:font-style-asian="normal" style:font-style-complex="normal"/>
    </style:style>
    <style:style style:name="T38" style:family="text">
      <style:text-properties style:font-name="Liberation Mono" officeooo:rsid="0029e282"/>
    </style:style>
    <style:style style:name="T39" style:family="text">
      <style:text-properties style:font-name="Liberation Mono" officeooo:rsid="001e65b8" fo:background-color="#d3d3d3" loext:char-shading-value="0"/>
    </style:style>
    <style:style style:name="T40" style:family="text">
      <style:text-properties style:font-name="Liberation Mono" officeooo:rsid="002d8104"/>
    </style:style>
    <style:style style:name="T41" style:family="text">
      <style:text-properties style:font-name="Liberation Mono" officeooo:rsid="0030dfdf"/>
    </style:style>
    <style:style style:name="T42" style:family="text">
      <style:text-properties style:font-name="Liberation Mono" officeooo:rsid="003258cd"/>
    </style:style>
    <style:style style:name="T43" style:family="text">
      <style:text-properties style:font-name="Liberation Mono" fo:font-size="11pt" officeooo:rsid="001bc393" style:font-size-asian="12pt" style:font-name-complex="Lucida Sans1"/>
    </style:style>
    <style:style style:name="T44" style:family="text">
      <style:text-properties style:font-name="Liberation Mono" officeooo:rsid="002ea868"/>
    </style:style>
    <style:style style:name="T45" style:family="text">
      <style:text-properties style:font-name="Liberation Sans" fo:font-size="11pt" officeooo:rsid="001bc393" style:font-size-asian="12pt" style:font-name-complex="Lucida Sans1"/>
    </style:style>
    <style:style style:name="T46" style:family="text">
      <style:text-properties style:font-name="Liberation Sans" fo:font-size="11pt" officeooo:rsid="003d6ecd" style:font-size-asian="12pt" style:font-name-complex="Lucida Sans1"/>
    </style:style>
    <style:style style:name="T47" style:family="text">
      <style:text-properties officeooo:rsid="001d38fb"/>
    </style:style>
    <style:style style:name="T48" style:family="text">
      <style:text-properties officeooo:rsid="001e65b8"/>
    </style:style>
    <style:style style:name="T49" style:family="text">
      <style:text-properties officeooo:rsid="001feeef"/>
    </style:style>
    <style:style style:name="T50" style:family="text">
      <style:text-properties officeooo:rsid="0022a03d"/>
    </style:style>
    <style:style style:name="T51" style:family="text">
      <style:text-properties officeooo:rsid="002987ec"/>
    </style:style>
    <style:style style:name="T52" style:family="text">
      <style:text-properties officeooo:rsid="0029e282"/>
    </style:style>
    <style:style style:name="T53" style:family="text">
      <style:text-properties style:font-name="Liberation Sans2" officeooo:rsid="002b10d0" style:font-name-complex="Lucida Sans1"/>
    </style:style>
    <style:style style:name="T54" style:family="text">
      <style:text-properties officeooo:rsid="002c16db"/>
    </style:style>
    <style:style style:name="T55" style:family="text">
      <style:text-properties officeooo:rsid="002d8104"/>
    </style:style>
    <style:style style:name="T56" style:family="text">
      <style:text-properties officeooo:rsid="002ea868"/>
    </style:style>
    <style:style style:name="T57" style:family="text">
      <style:text-properties officeooo:rsid="0034f4c4"/>
    </style:style>
    <style:style style:name="T58" style:family="text">
      <style:text-properties officeooo:rsid="0036bd1c"/>
    </style:style>
    <style:style style:name="T59" style:family="text">
      <style:text-properties officeooo:rsid="003853ba"/>
    </style:style>
    <style:style style:name="T60" style:family="text">
      <style:text-properties officeooo:rsid="003c069b"/>
    </style:style>
    <style:style style:name="T61" style:family="text">
      <style:text-properties style:font-name="Liberation Sans3" officeooo:rsid="003c069b" style:font-name-asian="Microsoft YaHei" style:font-name-complex="Lucida Sans"/>
    </style:style>
    <style:style style:name="T62" style:family="text">
      <style:text-properties officeooo:rsid="003ee646"/>
    </style:style>
    <style:style style:name="T63" style:family="text">
      <style:text-properties officeooo:rsid="004077d0"/>
    </style:style>
    <style:style style:name="T64" style:family="text">
      <style:text-properties officeooo:rsid="00453a93"/>
    </style:style>
    <style:style style:name="T65" style:family="text">
      <style:text-properties officeooo:rsid="00492ade"/>
    </style:style>
    <style:style style:name="T66" style:family="text">
      <style:text-properties officeooo:rsid="004a4b6c"/>
    </style:style>
    <style:style style:name="T67" style:family="text">
      <style:text-properties officeooo:rsid="004affa3"/>
    </style:style>
    <style:style style:name="T68" style:family="text">
      <style:text-properties style:font-name="Liberation Mono"/>
    </style:style>
    <style:style style:name="T69" style:family="text">
      <style:text-properties style:font-name="Liberation Mono" officeooo:rsid="005d459a"/>
    </style:style>
    <style:style style:name="T70" style:family="text">
      <style:text-properties style:font-name="Liberation Mono" officeooo:rsid="005ddb7d"/>
    </style:style>
    <style:style style:name="T71" style:family="text">
      <style:text-properties style:font-name="Liberation Mono" officeooo:rsid="00676d53"/>
    </style:style>
    <style:style style:name="T72" style:family="text">
      <style:text-properties style:font-name="Liberation Mono" officeooo:rsid="00680b0e"/>
    </style:style>
    <style:style style:name="T73" style:family="text">
      <style:text-properties officeooo:rsid="004f41c8"/>
    </style:style>
    <style:style style:name="T74" style:family="text">
      <style:text-properties style:font-name="Liberation Sans" officeooo:rsid="001e65b8"/>
    </style:style>
    <style:style style:name="T75" style:family="text">
      <style:text-properties officeooo:rsid="00524f36"/>
    </style:style>
    <style:style style:name="T76" style:family="text">
      <style:text-properties officeooo:rsid="00551bd4"/>
    </style:style>
    <style:style style:name="T77" style:family="text">
      <style:text-properties officeooo:rsid="00570257"/>
    </style:style>
    <style:style style:name="T78" style:family="text">
      <style:text-properties officeooo:rsid="0058c8f5"/>
    </style:style>
    <style:style style:name="T79" style:family="text">
      <style:text-properties officeooo:rsid="005a5dca"/>
    </style:style>
    <style:style style:name="T80" style:family="text">
      <style:text-properties officeooo:rsid="005d459a"/>
    </style:style>
    <style:style style:name="T81" style:family="text">
      <style:text-properties officeooo:rsid="005d8c58"/>
    </style:style>
    <style:style style:name="T82" style:family="text">
      <style:text-properties officeooo:rsid="005ddb7d"/>
    </style:style>
    <style:style style:name="T83" style:family="text">
      <style:text-properties officeooo:rsid="005fbb63"/>
    </style:style>
    <style:style style:name="T84" style:family="text">
      <style:text-properties officeooo:rsid="0063461e"/>
    </style:style>
    <style:style style:name="T85" style:family="text">
      <style:text-properties officeooo:rsid="00676d53"/>
    </style:style>
    <style:style style:name="T86" style:family="text">
      <style:text-properties officeooo:rsid="0024c75d"/>
    </style:style>
    <style:style style:name="T87" style:family="text">
      <style:text-properties officeooo:rsid="006982a4"/>
    </style:style>
    <style:style style:name="T88" style:family="text">
      <style:text-properties officeooo:rsid="006b4426"/>
    </style:style>
    <style:style style:name="T89" style:family="text">
      <style:text-properties officeooo:rsid="006fee89"/>
    </style:style>
    <style:style style:name="T90" style:family="text">
      <style:text-properties officeooo:rsid="007335c1"/>
    </style:style>
    <style:style style:name="T91" style:family="text">
      <style:text-properties officeooo:rsid="00738aca"/>
    </style:style>
    <style:style style:name="T92" style:family="text">
      <style:text-properties officeooo:rsid="00834f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plôme inter-universitaire « Enseigner l’Informatique au Lycée »<text:line-break/>Université Paris-Sud Orsay</text:h>
      <text:h text:style-name="Heading_20_5" text:outline-level="5">Sophie Duvauchelle</text:h>
      <text:h text:style-name="Heading_20_2" text:outline-level="2">Validation du Bloc 2 – Proposition de QCM</text:h>
      <text:p text:style-name="P33">J’ai choisi de proposer des questions avec une seule réponse juste, puisque c’est le format que prendront les QCM officiellement posés aux élèves qui choisiront d’abandonner la spécialité en fin de Première.</text:p>
      <text:p text:style-name="P34">J’ai fait plus de questions que ce qui était demandé car j’ai eu du mal à adapter leur difficulté ; il m’a semblé nécessaire de proposer des niveaux variés.</text:p>
      <text:h text:style-name="Heading_20_3" text:outline-level="3">A/ Histoire de l’informatique</text:h>
      <text:h text:style-name="Heading_20_4" text:outline-level="4">Q1. Quel algorithme est considéré comme le premier de l’histoire de l’humanité ?</text:h>
      <text:list xml:id="list563172370" text:style-name="L1">
        <text:list-item>
          <text:p text:style-name="P62"><text:span text:style-name="T10">a) C</text:span>elui d’Einstein, permettant de calculer la vitesse de la lumière.</text:p>
        </text:list-item>
        <text:list-item>
          <text:p text:style-name="P62"><text:span text:style-name="T8">b) C</text:span>elui d’Euclide, permettant de diviser un entier par un autre.</text:p>
        </text:list-item>
        <text:list-item>
          <text:p text:style-name="P62"><text:span text:style-name="T8">c) C</text:span>elui de Galilée, permettant de calculer la circonférence de la Terre.</text:p>
        </text:list-item>
        <text:list-item>
          <text:p text:style-name="P62"><text:span text:style-name="T10">d) C</text:span>elui de Pythagore, permettant de calculer la valeur de <text:span text:style-name="T53">π</text:span>.</text:p>
        </text:list-item>
      </text:list>
      <text:p text:style-name="P3"><text:span text:style-name="T2">Bonne réponse :</text:span><text:span text:style-name="T9"> b.</text:span></text:p>
      <text:p text:style-name="P1"><text:span text:style-name="T2">Compétence</text:span><text:span text:style-name="T6">s</text:span><text:span text:style-name="T2"> testée</text:span><text:span text:style-name="T6">s</text:span><text:span text:style-name="T2"> :</text:span> connaissances de base en histoire de l’informatique.</text:p>
      <text:h text:style-name="P64" text:outline-level="3">B/ <text:span text:style-name="T77">Représentation des données : types de base et types construits</text:span></text:h>
      <text:h text:style-name="Heading_20_4" text:outline-level="4">Q2. Quelle est la représentation binaire de <text:span text:style-name="T24">159</text:span> ?</text:h>
      <text:list xml:id="list2554978301" text:style-name="L2">
        <text:list-item>
          <text:p text:style-name="P60"><text:span text:style-name="T8">a) </text:span><text:span text:style-name="T24">10111110111111111</text:span>.</text:p>
        </text:list-item>
        <text:list-item>
          <text:p text:style-name="P60"><text:span text:style-name="T8">b) </text:span><text:span text:style-name="T24">10111101</text:span>.</text:p>
        </text:list-item>
        <text:list-item>
          <text:p text:style-name="P60"><text:span text:style-name="T8">c) </text:span><text:span text:style-name="T24">10011111</text:span>.</text:p>
        </text:list-item>
        <text:list-item>
          <text:p text:style-name="P60"><text:span text:style-name="T8">d) </text:span><text:span text:style-name="T24">11011010</text:span>.</text:p>
        </text:list-item>
      </text:list>
      <text:p text:style-name="P3"><text:span text:style-name="T2">Bonne réponse :</text:span><text:span text:style-name="T9"> c.</text:span></text:p>
      <text:p text:style-name="P2"><text:span text:style-name="T3">Compétence</text:span><text:span text:style-name="T4">s</text:span><text:span text:style-name="T3"> testée</text:span><text:span text:style-name="T4">s</text:span><text:span text:style-name="T3"> :</text:span><text:span text:style-name="T1"> écriture d’un entier positif dans une base b ⩾ 2.</text:span></text:p>
      <text:h text:style-name="P69" text:outline-level="4">Q<text:span text:style-name="T89">3</text:span>. <text:span text:style-name="T62">En tenant compte des affectations ci-dessous, quelle est la valeur de l’expression A ?</text:span></text:h>
      <text:p text:style-name="P58">test<text:span text:style-name="T63">1</text:span> = <text:span text:style-name="T63">True<text:line-break/>test2 = 1 + 1 == 2<text:line-break/>test3 = False<text:line-break/>A = test1 and (test2 or test3)</text:span></text:p>
      <text:list xml:id="list1950850337" text:style-name="L9">
        <text:list-item>
          <text:p text:style-name="P22"><text:span text:style-name="T65">a) </text:span><text:span text:style-name="T24">True</text:span>.</text:p>
        </text:list-item>
        <text:list-item>
          <text:p text:style-name="P22"><text:span text:style-name="T65">b) </text:span><text:span text:style-name="T24">False</text:span>.</text:p>
        </text:list-item>
        <text:list-item>
          <text:p text:style-name="P52">c) Erreur.</text:p>
        </text:list-item>
        <text:list-item>
          <text:p text:style-name="P52">d) On ne peut pas savoir.</text:p>
        </text:list-item>
      </text:list>
      <text:p text:style-name="P29"><text:span text:style-name="T2">Bonne réponse :</text:span><text:span text:style-name="T9"> a.</text:span></text:p>
      <text:p text:style-name="P24"><text:span text:style-name="T2">Compétences testées :</text:span> valeurs booléennes, opérateurs booléens, expressions booléennes.</text:p>
      <text:h text:style-name="P69" text:outline-level="4"><text:soft-page-break/><text:span text:style-name="T79">Q4. De quel type sont les variables définies ci-dessous ?</text:span></text:h>
      <text:p text:style-name="P55">var1 = <text:span text:style-name="T81">(1, 0, 0, 1)<text:line-break/>var2 = var1[2]<text:line-break/>var3 = [i for i in range(10)]<text:line-break/>var4 = var3[10]</text:span></text:p>
      <text:list xml:id="list909003266" text:style-name="L22">
        <text:list-item>
          <text:p text:style-name="P46"><text:span text:style-name="T80">a) </text:span><text:span text:style-name="T69">var1</text:span><text:span text:style-name="T80"> est un tableau, </text:span><text:span text:style-name="T69">var2</text:span><text:span text:style-name="T80"> est un nombre binaire, </text:span><text:span text:style-name="T69">var3</text:span><text:span text:style-name="T80"> est un tuple, </text:span><text:span text:style-name="T69">var4</text:span><text:span text:style-name="T80"> est un entier.</text:span></text:p>
        </text:list-item>
        <text:list-item>
          <text:p text:style-name="P47">b) <text:span text:style-name="T24">var1</text:span> est un dictionnaire, <text:span text:style-name="T24">var2</text:span> n’existe pas, <text:span text:style-name="T24">var3</text:span> est un tableau, <text:span text:style-name="T24">var4</text:span> est un entier.</text:p>
        </text:list-item>
        <text:list-item>
          <text:p text:style-name="P47">c) <text:span text:style-name="T24">var1</text:span> est un tuple, <text:span text:style-name="T24">var2</text:span> est un entier, <text:span text:style-name="T24">var3</text:span> est un tableau, <text:span text:style-name="T24">var4</text:span> n’existe pas.</text:p>
        </text:list-item>
        <text:list-item>
          <text:p text:style-name="P47">d) <text:span text:style-name="T70">var1</text:span><text:span text:style-name="T82"> est un tuple, </text:span><text:span text:style-name="T70">var2</text:span><text:span text:style-name="T82"> est un entier, </text:span><text:span text:style-name="T70">var3</text:span><text:span text:style-name="T82"> est un tableau, </text:span><text:span text:style-name="T70">var4</text:span><text:span text:style-name="T82"> est un entier.</text:span></text:p>
        </text:list-item>
      </text:list>
      <text:p text:style-name="P45"><text:span text:style-name="T2">Bonne réponse :</text:span> <text:span text:style-name="T81">c.</text:span></text:p>
      <text:p text:style-name="P45"><text:span text:style-name="T2">Compétences testées :</text:span> <text:span text:style-name="T83">connaissance des types de base (nombres binaires, entiers) et des types construits de Python (listes / tableaux, p-uplets / tuples, p-uplets nommés / dictionnaires) ; respect de la numérotation des indices.</text:span></text:p>
      <text:h text:style-name="P63" text:outline-level="3"><text:span text:style-name="T77">D</text:span>/ <text:span text:style-name="T77">Traitement de données en table</text:span></text:h>
      <text:h text:style-name="P67" text:outline-level="4"><text:span text:style-name="T84">Questions 5 et 6 : soit la table de données suivante ; on cherche à obtenir le nom et l’indice du premier de l’alphabet.</text:span></text:h>
      <text:p text:style-name="P57"><text:span text:style-name="T32">l</text:span><text:span text:style-name="T29">igne1 = {'nom': 'Perrier', 'prenom': 'Simon', 'âge': 12}<text:line-break/>ligne2 = {'nom': 'Lacoste', 'prenom': 'Valérie', 'âge': 12.5}<text:line-break/>ligne3 = {'nom': 'Martin', 'prenom': 'Louise', 'âge': 12}<text:line-break/>tableDonnees = [ligne1, ligne2, ligne3]<text:line-break/><text:line-break/></text:span><text:span text:style-name="T33">taille = len(tableDonnees)<text:line-break/></text:span><text:span text:style-name="T35">premierAlphabet = </text:span><text:span text:style-name="T29">'</text:span><text:span text:style-name="T35">zz</text:span><text:span text:style-name="T29">'</text:span><text:span text:style-name="T33"><text:line-break/></text:span><text:span text:style-name="T28">[code manquant 1]</text:span><text:span text:style-name="T35"> </text:span><text:span text:style-name="T36">= 0</text:span><text:span text:style-name="T33"><text:line-break/></text:span><text:span text:style-name="T34">for i in range(taille):<text:line-break/><text:tab/></text:span><text:span text:style-name="T35">nom = </text:span><text:span text:style-name="T28">[code manquant 2]</text:span><text:span text:style-name="T35"><text:line-break/><text:tab/>if nom &lt; premierAlphabet:<text:line-break/><text:tab/><text:tab/>premierAlphabet = nom<text:line-break/><text:tab/><text:tab/>numero = i<text:line-break/>print("Le premier nom est", premierAlphabet, "avec l’</text:span><text:span text:style-name="T37">indice</text:span><text:span text:style-name="T35">", numero)</text:span></text:p>
      <text:h text:style-name="P68" text:outline-level="4">Q<text:span text:style-name="T89">5</text:span>. <text:span text:style-name="T85">Quel est le code manquant n°1 ?</text:span></text:h>
      <text:list xml:id="list2533268989" text:style-name="L5">
        <text:list-item>
          <text:p text:style-name="P11">a) <text:span text:style-name="T71">i</text:span></text:p>
        </text:list-item>
        <text:list-item>
          <text:p text:style-name="P11">b) <text:span text:style-name="T72">nom</text:span></text:p>
        </text:list-item>
        <text:list-item>
          <text:p text:style-name="P11">c) <text:span text:style-name="T72">numero</text:span></text:p>
        </text:list-item>
        <text:list-item>
          <text:p text:style-name="P11">d) <text:span text:style-name="T72">tableDonnees[i]</text:span></text:p>
        </text:list-item>
      </text:list>
      <text:p text:style-name="P14"><text:span text:style-name="T2">Bonne réponse :</text:span> <text:span text:style-name="T87">c.</text:span></text:p>
      <text:h text:style-name="P68" text:outline-level="4">Q<text:span text:style-name="T89">6</text:span>. <text:span text:style-name="T85">Quel est le code manquant n°2 ?</text:span></text:h>
      <text:list xml:id="list122206841370488" text:continue-numbering="true" text:style-name="L5">
        <text:list-item>
          <text:p text:style-name="P11">a) <text:span text:style-name="T72">premierAlphabet</text:span></text:p>
        </text:list-item>
        <text:list-item>
          <text:p text:style-name="P11">b) <text:span text:style-name="T72">tableDonnees['nom']</text:span></text:p>
        </text:list-item>
        <text:list-item>
          <text:p text:style-name="P11">c) <text:span text:style-name="T72">tableDonnees[i]</text:span></text:p>
        </text:list-item>
        <text:list-item>
          <text:p text:style-name="P12">d) <text:span text:style-name="T72">tableDonnees[i]['nom']</text:span></text:p>
        </text:list-item>
      </text:list>
      <text:p text:style-name="P14"><text:span text:style-name="T2">Bonne réponse :</text:span> <text:span text:style-name="T87">d.</text:span></text:p>
      <text:p text:style-name="P48"><text:span text:style-name="T5">Compétences testées :</text:span><text:span text:style-name="T86"> analyse de code ; recherche dans une table ; syntaxe d’accès à un élément.</text:span></text:p>
      <text:h text:style-name="P63" text:outline-level="3"><text:soft-page-break/><text:span text:style-name="T77">E</text:span>/ <text:span text:style-name="T77">Interactions entre l’homme et la machine sur le Web</text:span></text:h>
      <text:h text:style-name="Heading_20_4" text:outline-level="4">Q<text:span text:style-name="T89">7</text:span>. En HTML, <text:span text:style-name="T51">dans quel ordre faut-il plac</text:span>er les balises suivantes pour obtenir un formulaire qui fonctionne ?</text:h>
      <text:p text:style-name="P56"><text:span text:style-name="T50">1. </text:span><text:span text:style-name="T24">&lt;input type="</text:span><text:span text:style-name="T26">text" name="login" value="nom d’utilisateur" /</text:span><text:span text:style-name="T27">&gt;</text:span><text:span text:style-name="T12"><text:line-break/></text:span><text:span text:style-name="T18">2. </text:span><text:span text:style-name="T30">&lt;form action="traitement.php" method="post"&gt;</text:span><text:span text:style-name="T18"><text:line-break/>3. </text:span><text:span text:style-name="T27">&lt;/</text:span><text:span text:style-name="T31">form&gt;</text:span><text:span text:style-name="T19"><text:line-break/></text:span><text:span text:style-name="T20">4. </text:span><text:span text:style-name="T32">&lt;input type="submit" value="OK" /&gt;</text:span></text:p>
      <text:list xml:id="list122207719531418" text:continue-numbering="true" text:style-name="L5">
        <text:list-item>
          <text:p text:style-name="P10">a) 1 puis 2 puis 3 puis 4.</text:p>
        </text:list-item>
        <text:list-item>
          <text:p text:style-name="P10">b) 2 puis 1 puis 4 puis 3.</text:p>
        </text:list-item>
        <text:list-item>
          <text:p text:style-name="P10">c) 2 puis 3 puis 4 puis 1.</text:p>
        </text:list-item>
        <text:list-item>
          <text:p text:style-name="P10">d) 1 puis 4 puis 2 puis 3.</text:p>
        </text:list-item>
      </text:list>
      <text:p text:style-name="P13"><text:span text:style-name="T2">Bonne réponse :</text:span> b.</text:p>
      <text:p text:style-name="P13"><text:span text:style-name="T2">Compétences testées :</text:span> bonne imbrication des balises HTML.</text:p>
      <text:h text:style-name="Heading_20_4" text:outline-level="4">Q<text:span text:style-name="T89">8</text:span>. <text:span text:style-name="T56">Quel est le meilleur endroit pour</text:span> placer <text:span text:style-name="T88">du</text:span> code CSS ?</text:h>
      <text:list xml:id="list1467483028" text:style-name="L19">
        <text:list-item>
          <text:p text:style-name="P15"><text:span text:style-name="T54">a) </text:span>Dans la balise <text:span text:style-name="T24">&lt;body&gt;</text:span>.</text:p>
        </text:list-item>
        <text:list-item>
          <text:p text:style-name="P16"><text:span text:style-name="T54">b) </text:span>Dans la balise <text:span text:style-name="T24">&lt;head&gt;</text:span>.</text:p>
        </text:list-item>
        <text:list-item>
          <text:p text:style-name="P15"><text:span text:style-name="T54">c) </text:span>Dans un fichier externe.</text:p>
        </text:list-item>
        <text:list-item>
          <text:p text:style-name="P15"><text:span text:style-name="T54">d) </text:span>Dans <text:span text:style-name="T54">la</text:span> balise <text:span text:style-name="T54">de chaque élément</text:span> qui le nécessite.</text:p>
        </text:list-item>
      </text:list>
      <text:p text:style-name="P39"><text:span text:style-name="T2">Bonne réponse :</text:span> c.</text:p>
      <text:p text:style-name="P39"><text:span text:style-name="T2">Compétences testées :</text:span> bonnes pratiques en conception web.</text:p>
      <text:h text:style-name="Heading_20_4" text:outline-level="4">Q<text:span text:style-name="T88">9</text:span>. <text:span text:style-name="T55">Quelle est la syntaxe correcte pour définir un style CSS ?</text:span></text:h>
      <text:list xml:id="list2991049978" text:style-name="L20">
        <text:list-item>
          <text:p text:style-name="P43"><text:span text:style-name="T55">a) </text:span><text:span text:style-name="T40">p, td {text-align: center; border: 1px solid}</text:span></text:p>
        </text:list-item>
        <text:list-item>
          <text:p text:style-name="P18">b) <text:span text:style-name="T24">p, td [text-align="center"; border="1px solid"]</text:span></text:p>
        </text:list-item>
        <text:list-item>
          <text:p text:style-name="P17">c) <text:span text:style-name="T41">p, td: (text-align: center; border: 1px solid)</text:span></text:p>
        </text:list-item>
        <text:list-item>
          <text:p text:style-name="P19">d) <text:span text:style-name="T42">p, td = </text:span><text:span text:style-name="T40">{text-align: </text:span><text:span text:style-name="T44">"</text:span><text:span text:style-name="T40">center</text:span><text:span text:style-name="T44">"</text:span><text:span text:style-name="T40">; border: </text:span><text:span text:style-name="T44">"</text:span><text:span text:style-name="T40">1px solid</text:span><text:span text:style-name="T44">"</text:span><text:span text:style-name="T40">}</text:span></text:p>
        </text:list-item>
      </text:list>
      <text:p text:style-name="P40"><text:span text:style-name="T2">Bonne réponse :</text:span> a.</text:p>
      <text:p text:style-name="P41"><text:span text:style-name="T2">Compétences testées :</text:span> syntaxe CSS.</text:p>
      <text:h text:style-name="Heading_20_4" text:outline-level="4">Q<text:span text:style-name="T89">10</text:span>. Dans la règle <text:span text:style-name="T79">CSS </text:span>suivante, quel élément deviendra rouge ?</text:h>
      <text:p text:style-name="P61">strong#intro {background-color: red;}</text:p>
      <text:list xml:id="list4215785263" text:style-name="L21">
        <text:list-item>
          <text:p text:style-name="P44"><text:span text:style-name="T57">a)</text:span> L'élément dont l'id est <text:span text:style-name="T24">intro</text:span> et qui est contenu dans un élément <text:span text:style-name="T24">&lt;strong&gt;</text:span>.</text:p>
        </text:list-item>
        <text:list-item>
          <text:p text:style-name="P44"><text:span text:style-name="T57">b)</text:span> L'élément <text:span text:style-name="T24">&lt;strong&gt;</text:span> dont l'id est <text:span text:style-name="T24">intro</text:span>.</text:p>
        </text:list-item>
        <text:list-item>
          <text:p text:style-name="P44"><text:span text:style-name="T57">c)</text:span> Tous les éléments <text:span text:style-name="T24">&lt;strong&gt;</text:span> contenus dans un élément d<text:span text:style-name="T58">e classe</text:span> <text:span text:style-name="T24">intro</text:span>.</text:p>
        </text:list-item>
        <text:list-item>
          <text:p text:style-name="P20">d) Tous les éléments <text:span text:style-name="T24">&lt;strong&gt;</text:span> de classe <text:span text:style-name="T24">intro</text:span>.</text:p>
        </text:list-item>
      </text:list>
      <text:p text:style-name="P21"><text:span text:style-name="T2">Bonne réponse :</text:span> <text:span text:style-name="T59">b.</text:span></text:p>
      <text:p text:style-name="P42"><text:span text:style-name="T2">Compétences testées :</text:span> <text:span text:style-name="T90">compréhension de la notion de cascade</text:span>.</text:p>
      <text:h text:style-name="P69" text:outline-level="4">Q1<text:span text:style-name="T89">1</text:span>. Dans quel<text:span text:style-name="T88">le</text:span> balise HTML peut-on placer du code JavaScript ?</text:h>
      <text:list xml:id="list659799661" text:style-name="L15">
        <text:list-item>
          <text:p text:style-name="P35">a) La balise <text:span text:style-name="T24">&lt;js&gt;</text:span>.</text:p>
        </text:list-item>
        <text:list-item>
          <text:p text:style-name="P35">b) La balise <text:span text:style-name="T24">&lt;javascript&gt;</text:span>.</text:p>
        </text:list-item>
        <text:list-item>
          <text:p text:style-name="P35">c) La balise <text:span text:style-name="T24">&lt;script&gt;</text:span>.</text:p>
        </text:list-item>
        <text:list-item>
          <text:p text:style-name="P35"><text:soft-page-break/>d) La balise <text:span text:style-name="T24">&lt;rel&gt;</text:span>.</text:p>
        </text:list-item>
      </text:list>
      <text:p text:style-name="P36"><text:span text:style-name="T2">Bonne réponse :</text:span> c.</text:p>
      <text:p text:style-name="P36"><text:span text:style-name="T2">Compétences testées :</text:span> <text:span text:style-name="T75">imbrication des codes HTML et JavaScript.</text:span></text:p>
      <text:h text:style-name="P69" text:outline-level="4">Q1<text:span text:style-name="T89">2</text:span>. <text:span text:style-name="T88">En JavaScript, c</text:span>omment écrire une condition IF pour vérifier si <text:span text:style-name="T24">a</text:span> n’est PAS égal à 2?</text:h>
      <text:list xml:id="list3491538661" text:style-name="L23">
        <text:list-item>
          <text:p text:style-name="P37">a) <text:span text:style-name="T24">if a &lt;&gt; 2 ...</text:span></text:p>
        </text:list-item>
        <text:list-item>
          <text:p text:style-name="P37">b) <text:span text:style-name="T24">if (a != 2) ...</text:span></text:p>
        </text:list-item>
        <text:list-item>
          <text:p text:style-name="P37">c) <text:span text:style-name="T24">if a =! 2 then ...</text:span></text:p>
        </text:list-item>
        <text:list-item>
          <text:p text:style-name="P37">d) <text:span text:style-name="T24">if (a &lt;&gt; 2) ...</text:span></text:p>
        </text:list-item>
      </text:list>
      <text:p text:style-name="P38"><text:span text:style-name="T2">Bonne réponse :</text:span> <text:span text:style-name="T76">b.</text:span></text:p>
      <text:p text:style-name="P38"><text:span text:style-name="T2">Compétences testées :</text:span> syntaxe JS et différences avec la syntaxe Python.</text:p>
      <text:h text:style-name="P65" text:outline-level="3"><text:span text:style-name="T79">F</text:span>/ <text:span text:style-name="T78">Langages et programmation</text:span></text:h>
      <text:h text:style-name="P70" text:outline-level="4">Q1<text:span text:style-name="T89">3</text:span>. <text:span text:style-name="T67">Quel est le résultat du script <text:s/>Python suivant ?</text:span></text:h>
      <text:p text:style-name="P54">def maFonction():<text:line-break/><text:tab/>a = 1<text:line-break/>a = 10<text:line-break/>maFonction()<text:line-break/>print(a)</text:p>
      <text:list xml:id="list2182314343" text:style-name="L12">
        <text:list-item>
          <text:p text:style-name="P31">a) 1.</text:p>
        </text:list-item>
        <text:list-item>
          <text:p text:style-name="P31">b) Erreur.</text:p>
        </text:list-item>
        <text:list-item>
          <text:p text:style-name="P31">c) a.</text:p>
        </text:list-item>
        <text:list-item>
          <text:p text:style-name="P31">d) 10.</text:p>
        </text:list-item>
      </text:list>
      <text:p text:style-name="P32"><text:span text:style-name="T2">Bonne réponse :</text:span> <text:span text:style-name="T92">d</text:span>.</text:p>
      <text:p text:style-name="P32"><text:span text:style-name="T2">Compétences testées :</text:span> portée des variables locales.</text:p>
      <text:h text:style-name="P70" text:outline-level="4">Q1<text:span text:style-name="T89">4</text:span>. <text:span text:style-name="T64">Qu’affiche le programme Python suivant ?</text:span></text:h>
      <text:p text:style-name="P53">n = 0<text:line-break/>while n &lt; 15:<text:line-break/><text:tab/>n = n + 2<text:line-break/>print(n)</text:p>
      <text:list xml:id="list1032666951" text:style-name="L25">
        <text:list-item>
          <text:p text:style-name="P23">a) 14.</text:p>
        </text:list-item>
        <text:list-item>
          <text:p text:style-name="P23">b) 15.</text:p>
        </text:list-item>
        <text:list-item>
          <text:p text:style-name="P23">c) 16.</text:p>
        </text:list-item>
        <text:list-item>
          <text:p text:style-name="P23">d) Rien.</text:p>
        </text:list-item>
      </text:list>
      <text:p text:style-name="P30"><text:span text:style-name="T2">Bonne réponse :</text:span><text:span text:style-name="T9"> c.</text:span></text:p>
      <text:p text:style-name="P25"><text:span text:style-name="T2">Compétences testées :</text:span> analyse d’un code simple ; boucles non bornées.</text:p>
      <text:h text:style-name="P70" text:outline-level="4"><text:span text:style-name="T73">Questions 15 et 16 : l</text:span>e programme <text:span text:style-name="T91">Python ci-dessous </text:span>a été conçu de façon erronée.</text:h>
      <text:p text:style-name="P59">1<text:tab/>nombre = 3 / 2<text:line-break/>2<text:tab/><text:span text:style-name="T11">test = 0.5<text:line-break/>3<text:tab/>for i in range(0, 5):<text:line-break/>4<text:tab/><text:tab/>valeur = i * test<text:line-break/>5<text:tab/><text:tab/>if nombre == valeur:<text:line-break/>6<text:tab/><text:tab/><text:tab/>print('valeur trouvée : i = ', i)</text:span></text:p>
      <text:h text:style-name="P70" text:outline-level="4"><text:soft-page-break/>Q<text:span text:style-name="T89">15</text:span>. <text:span text:style-name="T61">À</text:span><text:span text:style-name="T60"> votre avis, q</text:span>ue voulait la personne qui a codé ce programme ?</text:h>
      <text:list xml:id="list376868850" text:style-name="L3">
        <text:list-item>
          <text:p text:style-name="P4">a) <text:span text:style-name="T47">Utiliser la valeur de </text:span><text:span text:style-name="T25">i</text:span><text:span text:style-name="T47"> dans une autre fonction.</text:span></text:p>
        </text:list-item>
        <text:list-item>
          <text:p text:style-name="P5">b) <text:span text:style-name="T48">Obtenir l’affichage «</text:span><text:span text:style-name="T74"> </text:span><text:span text:style-name="T39">valeur trouvée : i = 3</text:span><text:span text:style-name="T48"> ».</text:span></text:p>
        </text:list-item>
        <text:list-item>
          <text:p text:style-name="P6">c) <text:span text:style-name="T49">Multiplier la valeur de </text:span><text:span text:style-name="T38">test</text:span><text:span text:style-name="T49"> par celle de </text:span><text:span text:style-name="T38">nombre</text:span><text:span text:style-name="T49">.</text:span></text:p>
        </text:list-item>
        <text:list-item>
          <text:p text:style-name="P6">d) <text:span text:style-name="T52">Diviser la valeur de </text:span><text:span text:style-name="T38">test</text:span><text:span text:style-name="T52"> par celle de </text:span><text:span text:style-name="T38">nombre</text:span><text:span text:style-name="T49">.</text:span></text:p>
        </text:list-item>
      </text:list>
      <text:p text:style-name="P50"><text:span text:style-name="T2">Bonne réponse :</text:span> b<text:span text:style-name="T60">)</text:span>.<text:line-break/><text:span text:style-name="T60">La a) est fausse car il ne s’agit pas d’une fonction. La d) pourrait être vraie dans l’autre sens.</text:span></text:p>
      <text:p text:style-name="P49"><text:span text:style-name="T2">Compétence</text:span><text:span text:style-name="T7">s</text:span><text:span text:style-name="T2"> testée</text:span><text:span text:style-name="T7">s</text:span><text:span text:style-name="T2"> :</text:span> analyse d’un code simple.</text:p>
      <text:h text:style-name="P70" text:outline-level="4">Q<text:span text:style-name="T89">16</text:span>. À quelle ligne se trouve l’erreur ?</text:h>
      <text:list xml:id="list3178689628" text:style-name="L24">
        <text:list-item>
          <text:p text:style-name="P7">a) Lign<text:span text:style-name="T13">e </text:span><text:span text:style-name="T14">1</text:span><text:span text:style-name="T45"> </text:span><text:span text:style-name="T46">car i</text:span><text:span text:style-name="T16">l fau</text:span><text:span text:style-name="T17">t</text:span><text:span text:style-name="T16"> utiliser l’opérateur </text:span><text:span text:style-name="T43">//</text:span><text:span text:style-name="T45">.</text:span></text:p>
        </text:list-item>
        <text:list-item>
          <text:p text:style-name="P9">b) Ligne <text:span text:style-name="T23">2 car il faut utiliser une virgule et non un point</text:span>.</text:p>
        </text:list-item>
        <text:list-item>
          <text:p text:style-name="P9">c) Ligne <text:span text:style-name="T22">5 car on ne peut pas tester l’égalité de deux nombres décimaux.</text:span></text:p>
        </text:list-item>
        <text:list-item>
          <text:p text:style-name="P7"><text:span text:style-name="T13">d) Ligne 6 </text:span><text:span text:style-name="T15">car i</text:span><text:span text:style-name="T23">l faut utiliser des guillemets et non de simples quotes.</text:span></text:p>
        </text:list-item>
      </text:list>
      <text:p text:style-name="P51"><text:span text:style-name="T2">Bonne réponse :</text:span> c.</text:p>
      <text:p text:style-name="P8"><text:span text:style-name="T21">Compétences testées :</text:span> représentation des nombres flottants et imprécision de cette dernière.</text:p>
      <text:h text:style-name="P66" text:outline-level="3"><text:span text:style-name="T78">G/ Algorithmique</text:span></text:h>
      <text:h text:style-name="Heading_20_4" text:outline-level="4">Q1<text:span text:style-name="T89">7</text:span>. Quel est l’algorithme le plus efficace pour rechercher un élément dans un tableau trié ?</text:h>
      <text:list xml:id="list827447377" text:style-name="L11">
        <text:list-item>
          <text:p text:style-name="P26">a) L’algorithme « du glouton ».</text:p>
        </text:list-item>
        <text:list-item>
          <text:p text:style-name="P26">b) Le tri « à bulle ».</text:p>
        </text:list-item>
        <text:list-item>
          <text:p text:style-name="P26">c) La dichotomie.</text:p>
        </text:list-item>
        <text:list-item>
          <text:p text:style-name="P26">d) Le parcours séquentiel.</text:p>
        </text:list-item>
      </text:list>
      <text:p text:style-name="P28"><text:span text:style-name="T2">Bonne réponse :</text:span><text:span text:style-name="T9"> c.</text:span></text:p>
      <text:p text:style-name="P27"><text:span text:style-name="T2">Compétences testées :</text:span> <text:span text:style-name="T66">connaissance des algorithmes class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iberation Sans3" svg:font-family="'Liberation Sans'" style:font-family-generic="swiss"/>
    <style:font-face style:name="Liberation Sans2" svg:font-family="'Liberation Sans'" style:font-adornments="Normal" style:font-family-generic="swis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loext:contextual-spacing="false" fo:line-height="115%" fo:text-align="justify" style:justify-single-word="false"/>
      <style:text-properties style:font-name="Liberation Sans1"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6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d3d3d3"/>
      <style:paragraph-properties fo:margin-top="0cm" fo:margin-bottom="0.45cm" loext:contextual-spacing="false" fo:text-align="center" style:justify-single-word="false" fo:background-color="#d3d3d3" fo:padding="0.049cm" fo:border="0.06pt solid #000000"/>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3cm" fo:margin-bottom="0.15cm" loext:contextual-spacing="false"/>
      <style:text-properties fo:font-size="12pt" style:text-underline-style="solid" style:text-underline-type="double"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3cm" fo:margin-bottom="0.15cm" loext:contextual-spacing="false" fo:text-align="justify" style:justify-single-word="false" fo:background-color="transparent"/>
      <style:text-properties fo:font-size="11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cm" fo:margin-bottom="0.45cm" loext:contextual-spacing="false" fo:text-align="center" style:justify-single-word="false"/>
      <style:text-properties fo:font-size="14pt" style:text-underline-style="solid" style:text-underline-width="auto" style:text-underline-color="font-color" fo:font-weight="bold" style:font-size-asian="115%" style:font-weight-asian="bold" style:font-size-complex="115%" style:font-weight-complex="bold"/>
    </style:style>
    <style:style style:name="List_20_1" style:display-name="List 1" style:family="paragraph" style:parent-style-name="List" style:auto-update="true" style:class="list">
      <style:paragraph-properties fo:margin-left="0.635cm" fo:margin-right="0cm" fo:margin-top="0cm" fo:margin-bottom="0.15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text-align="end" style:justify-single-word="false"/>
      <style:text-properties fo:font-size="11pt" fo:font-weight="normal"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28:13.175000000</meta:creation-date>
    <dc:date>2019-07-05T12:22:06.156000000</dc:date>
    <meta:editing-duration>P1DT16M27S</meta:editing-duration>
    <meta:editing-cycles>120</meta:editing-cycles>
    <meta:generator>LibreOffice/6.2.4.2$Windows_X86_64 LibreOffice_project/2412653d852ce75f65fbfa83fb7e7b669a126d64</meta:generator>
    <meta:document-statistic meta:table-count="0" meta:image-count="0" meta:object-count="0" meta:page-count="5" meta:paragraph-count="139" meta:word-count="1318" meta:character-count="7045" meta:non-whitespace-character-count="5919"/>
  </office:meta>
</office:document-meta>
</file>